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4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135cm"/>
    </style:style>
    <style:style style:name="gr5" style:family="graphic" style:parent-style-name="standard">
      <style:graphic-properties svg:stroke-color="#000000" draw:fill-color="#3465a4" draw:textarea-horizontal-align="justify" draw:textarea-vertical-align="middle" draw:auto-grow-height="false" fo:min-height="2.29cm" fo:min-width="0.008cm"/>
    </style:style>
    <style:style style:name="gr6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83cm" svg:y1="5.648cm" svg:x2="2.83cm" svg:y2="2.219cm">
          <text:p/>
        </draw:line>
        <draw:line draw:style-name="gr1" draw:text-style-name="P1" draw:layer="layout" svg:x1="2.83cm" svg:y1="5.648cm" svg:x2="6.894cm" svg:y2="5.648cm">
          <text:p/>
        </draw:line>
        <draw:custom-shape draw:style-name="gr2" draw:text-style-name="P2" draw:layer="layout" svg:width="0.508cm" svg:height="0.508cm" svg:x="2.83cm" svg:y="5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338cm" svg:y="5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3.846cm" svg:y="3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5cm" svg:height="1.651cm" svg:x="4.354cm" svg:y="3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2.54cm" svg:x="4.989cm" svg:y="3.1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2.54cm" svg:x="5.497cm" svg:y="3.1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084cm" svg:y1="4.251cm" svg:x2="5.37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1:14:20.190354429</meta:creation-date>
    <dc:date>2015-07-16T11:14:55.405099550</dc:date>
    <meta:editing-duration>PT35S</meta:editing-duration>
    <meta:editing-cycles>1</meta:editing-cycles>
    <meta:document-statistic meta:object-count="9"/>
    <meta:generator>LibreOffice/4.4.4.3$Linux_X86_64 LibreOffice_project/40m0$Build-3</meta:generator>
  </office:meta>
</office:document-meta>
</file>